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ngsana New" svg:font-family="'Angsana New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30H00M00S">
            <text:p>30:00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52]-[.B152]" office:value-type="time" office:time-value="PT01H30M00S">
            <text:p>01:30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 table:number-rows-repeated="6538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ngsana New" svg:font-family="'Angsana New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5">15.07.2012</text:date>, <text:time>21:0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407H54M10S</meta:editing-duration>
    <meta:editing-cycles>196</meta:editing-cycles>
    <meta:generator>OpenOffice.org/3.1$Win32 OpenOffice.org_project/310m19$Build-9420</meta:generator>
    <dc:date>2012-07-15T21:02:40.87</dc:date>
    <dc:creator>Werner Puff</dc:creator>
    <meta:document-statistic meta:table-count="3" meta:cell-count="738" meta:object-count="0"/>
    <meta:user-defined meta:name="Info 1"/>
    <meta:user-defined meta:name="Info 2"/>
    <meta:user-defined meta:name="Info 3"/>
    <meta:user-defined meta:name="Info 4"/>
  </office:meta>
</office:document-meta>
</file>